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L</mi>
      <mi/>
      <mo stretchy="false">→</mo>
      <mi/>
      <mi>L</mi>
      <mrow>
        <mi/>
        <mo stretchy="false">+</mo>
        <mi/>
      </mrow>
      <mover accent="true">
        <mi>q</mi>
        <mo stretchy="false">̄</mo>
      </mover>
      <mfenced open="(" close=")">
        <mrow>
          <mstyle mathvariant="bold">
            <mrow>
              <mover accent="true">
                <mi>r</mi>
                <mo stretchy="false">˙</mo>
              </mover>
            </mrow>
          </mstyle>
          <mo stretchy="false">∇</mo>
          <mo stretchy="false">χ</mo>
          <mrow>
            <mi/>
            <mo stretchy="false">+</mo>
            <mi/>
          </mrow>
          <mfrac>
            <mo stretchy="false">∂</mo>
            <mrow>
              <mo stretchy="false">∂</mo>
              <mi>t</mi>
            </mrow>
          </mfrac>
          <mo stretchy="false">χ</mo>
        </mrow>
      </mfenced>
      <mrow>
        <mi/>
        <mo stretchy="false">=</mo>
        <mi/>
      </mrow>
      <mi>L</mi>
      <mrow>
        <mi/>
        <mo stretchy="false">+</mo>
        <mi/>
      </mrow>
      <mover accent="true">
        <mi>q</mi>
        <mo stretchy="false">̄</mo>
      </mover>
      <mfrac>
        <mtext>d</mtext>
        <mrow>
          <mtext>d</mtext>
          <mi>t</mi>
        </mrow>
      </mfrac>
      <mo stretchy="false">χ</mo>
      <mrow>
        <mo stretchy="false">(</mo>
        <mrow>
          <mstyle mathvariant="bold">
            <mrow>
              <mi>r</mi>
            </mrow>
          </mstyle>
          <mi>,</mi>
          <mi>t</mi>
        </mrow>
        <mo stretchy="false">)</mo>
      </mrow>
    </mrow>
    <annotation encoding="StarMath 5.0">L ~ rightarrow ~ L `+` bar q  left ( bold dot r nabla %ichi `+` partial over {partial t} %ichi right ) `=` L `+` bar q "d" over {"d"t} %ichi (bold r , 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2T16:00:30.844000000</meta:creation-date>
    <meta:generator>LibreOffice/4.1.4.2$Windows_x86 LibreOffice_project/0a0440ccc0227ad9829de5f46be37cfb6edcf72</meta:generator>
  </office:meta>
</office:document-meta>
</file>